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bdings" svg:font-family="Webdings"/>
    <style:font-face style:name="Palatino Linotype1" svg:font-family="'Palatino Linotype'" style:font-family-generic="roman"/>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office:font-face-decls>
  <office:automatic-styles>
    <style:style style:name="P1" style:family="paragraph" style:parent-style-name="Normal">
      <style:text-properties style:font-name="Palatino Linotype" fo:font-size="12pt" fo:language="nl" fo:country="NL" style:font-size-asian="12pt" style:font-size-complex="12pt"/>
    </style:style>
    <style:style style:name="P2" style:family="paragraph" style:parent-style-name="Normal">
      <style:text-properties style:font-name="Palatino Linotype" fo:font-size="12pt" style:font-size-asian="12pt" style:font-size-complex="12pt"/>
    </style:style>
    <style:style style:name="P3" style:family="paragraph" style:parent-style-name="Normal">
      <style:text-properties officeooo:paragraph-rsid="000fcc39"/>
    </style:style>
    <style:style style:name="P4" style:family="paragraph" style:parent-style-name="Normal">
      <style:paragraph-properties fo:text-align="center" style:justify-single-word="false"/>
      <style:text-properties style:font-name="Palatino Linotype" fo:font-size="10pt" fo:font-style="italic" style:font-size-asian="10pt" style:font-style-asian="italic" style:font-size-complex="10pt"/>
    </style:style>
    <style:style style:name="P5" style:family="paragraph" style:parent-style-name="Normal">
      <style:text-properties style:font-name="Palatino Linotype" fo:font-size="10pt" style:font-size-asian="10pt" style:font-size-complex="10pt"/>
    </style:style>
    <style:style style:name="P6" style:family="paragraph" style:parent-style-name="Normal">
      <style:paragraph-properties fo:text-align="center" style:justify-single-word="false"/>
      <style:text-properties style:font-name="Palatino Linotype" fo:font-size="14pt" fo:font-weight="bold" style:font-size-asian="14pt" style:font-weight-asian="bold" style:font-size-complex="14pt"/>
    </style:style>
    <style:style style:name="P7" style:family="paragraph" style:parent-style-name="Normal">
      <style:paragraph-properties fo:text-align="center" style:justify-single-word="false"/>
      <style:text-properties style:font-name="Palatino Linotype" fo:font-size="14pt" fo:language="nl" fo:country="NL" fo:font-weight="bold" style:font-size-asian="14pt" style:font-weight-asian="bold" style:font-size-complex="14pt"/>
    </style:style>
    <style:style style:name="P8" style:family="paragraph" style:parent-style-name="Normal">
      <style:text-properties style:font-name="Palatino Linotype" fo:font-size="12pt" style:font-size-asian="12pt" style:font-size-complex="12pt"/>
    </style:style>
    <style:style style:name="P9" style:family="paragraph" style:parent-style-name="Normal">
      <style:text-properties style:font-name="Palatino Linotype" fo:font-size="12pt" fo:language="nl" fo:country="NL" style:font-size-asian="12pt" style:font-size-complex="12pt"/>
    </style:style>
    <style:style style:name="P10" style:family="paragraph" style:parent-style-name="List_20_Paragraph" style:list-style-name="L1">
      <style:text-properties style:font-name="Palatino Linotype" fo:font-size="12pt" fo:language="nl" fo:country="NL" style:font-size-asian="12pt" style:font-size-complex="12pt"/>
    </style:style>
    <style:style style:name="P11" style:family="paragraph" style:parent-style-name="List_20_Paragraph" style:list-style-name="L1">
      <style:text-properties style:font-name="Palatino Linotype" fo:font-size="12pt" style:font-size-asian="12pt" style:font-size-complex="12pt"/>
    </style:style>
    <style:style style:name="P12" style:family="paragraph" style:parent-style-name="Normal" style:master-page-name="MP0">
      <style:paragraph-properties fo:text-align="center" style:justify-single-word="false" style:page-number="auto" fo:break-before="page"/>
      <style:text-properties style:font-name="Palatino Linotype" fo:font-size="14pt" fo:font-weight="bold" style:font-size-asian="14pt" style:font-weight-asian="bold" style:font-size-complex="14pt"/>
    </style:style>
    <style:style style:name="P13" style:family="paragraph" style:parent-style-name="Normal">
      <style:text-properties style:font-name="Palatino Linotype" fo:font-size="12pt" fo:language="nl" fo:country="NL" style:font-size-asian="12pt" style:font-size-complex="12pt"/>
    </style:style>
    <style:style style:name="P14" style:family="paragraph" style:parent-style-name="Normal">
      <style:text-properties style:font-name="Palatino Linotype" fo:font-size="12pt" style:font-size-asian="12pt" style:font-size-complex="12pt"/>
    </style:style>
    <style:style style:name="P15" style:family="paragraph" style:parent-style-name="Normal">
      <style:text-properties officeooo:paragraph-rsid="000fcc39"/>
    </style:style>
    <style:style style:name="T1" style:family="text">
      <style:text-properties officeooo:rsid="0015fea3"/>
    </style:style>
    <style:style style:name="T2" style:family="text">
      <style:text-properties style:font-name="Palatino Linotype" fo:font-size="10pt" fo:language="en" fo:country="US" style:font-size-asian="10pt" style:language-asian="en" style:country-asian="US" style:font-name-complex="Times New Roman" style:font-size-complex="10pt" style:language-complex="ar" style:country-complex="SA"/>
    </style:style>
    <style:style style:name="T3" style:family="text">
      <style:text-properties style:font-name="Palatino Linotype" fo:font-size="10pt" fo:language="nl" fo:country="NL" style:font-size-asian="10pt" style:font-size-complex="10pt"/>
    </style:style>
    <style:style style:name="T4" style:family="text">
      <style:text-properties style:font-name="Palatino Linotype" fo:font-size="10pt" fo:language="nl" fo:country="NL" officeooo:rsid="0015fea3" style:font-size-asian="10pt" style:font-size-complex="10pt"/>
    </style:style>
    <style:style style:name="T5" style:family="text">
      <style:text-properties style:font-name="Palatino Linotype" fo:font-size="10pt" style:font-size-asian="10pt" style:font-size-complex="10pt"/>
    </style:style>
    <style:style style:name="T6" style:family="text">
      <style:text-properties style:font-name="Palatino Linotype" fo:font-size="10pt" fo:language="en" fo:country="US" style:font-size-asian="10pt" style:language-asian="en" style:country-asian="US" style:font-name-complex="Times New Roman" style:font-size-complex="10pt" style:language-complex="ar" style:country-complex="SA"/>
    </style:style>
    <style:style style:name="T7" style:family="text">
      <style:text-properties officeooo:rsid="000f6401"/>
    </style:style>
    <style:style style:name="T8" style:family="text">
      <style:text-properties fo:color="#c0c0c0" style:font-name="Palatino Linotype" fo:font-size="12pt" style:font-size-asian="12pt" style:font-size-complex="12pt"/>
    </style:style>
    <style:style style:name="T9" style:family="text">
      <style:text-properties style:font-name="Webdings" fo:font-size="10pt" fo:language="nl" fo:country="NL" officeooo:rsid="000fcc39" style:font-name-asian="Webdings" style:font-size-asian="10pt" style:font-name-complex="Webdings" style:font-size-complex="10pt"/>
    </style:style>
    <style:style style:name="T10" style:family="text">
      <style:text-properties officeooo:rsid="00112756"/>
    </style:style>
    <style:style style:name="T11" style:family="text">
      <style:text-properties style:font-name="Palatino Linotype1" officeooo:rsid="00112756"/>
    </style:style>
    <style:style style:name="T12" style:family="text">
      <style:text-properties style:font-name="Times New Roman" fo:font-size="12pt" fo:language="en" fo:country="US" style:font-size-asian="12pt" style:language-asian="en" style:country-asian="US" style:font-name-complex="Times New Roman" style:font-size-complex="12pt" style:language-complex="ar" style:country-complex="SA"/>
    </style:style>
    <style:style style:name="T13" style:family="text">
      <style:text-properties style:font-name="Times New Roman" fo:font-size="12pt" fo:language="en" fo:country="US" officeooo:rsid="0015fea3" style:font-size-asian="12pt" style:language-asian="en" style:country-asian="US" style:font-name-complex="Times New Roman" style:font-size-complex="12pt" style:language-complex="ar" style:country-complex="SA"/>
    </style:style>
    <style:style style:name="T14" style:family="text">
      <style:text-properties officeooo:rsid="0015fea3"/>
    </style:style>
    <style:style style:name="T15" style:family="text">
      <style:text-properties officeooo:rsid="0016393d"/>
    </style:style>
    <style:style style:name="T16" style:family="text">
      <style:text-properties officeooo:rsid="001712d4"/>
    </style:style>
    <text:list-style style:name="L1">
      <text:list-level-style-bullet text:level="1" text:style-name="WW_5f_CharLFO1LVL1"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tracked-changes>
        <text:changed-region xml:id="ct773024944" text:id="ct773024944">
          <text:insertion>
            <office:change-info>
              <dc:creator>Gjalt-Jorn Peters</dc:creator>
              <dc:date>2018-12-05T14:42:53</dc:date>
            </office:change-info>
          </text:insertion>
        </text:changed-region>
        <text:changed-region xml:id="ct764671568" text:id="ct764671568">
          <text:insertion>
            <office:change-info>
              <dc:creator>Gjalt-Jorn Peters</dc:creator>
              <dc:date>2018-12-05T14:36:27</dc:date>
            </office:change-info>
          </text:insertion>
        </text:changed-region>
        <text:changed-region xml:id="ct764672848" text:id="ct764672848">
          <text:deletion>
            <office:change-info>
              <dc:creator>Gjalt-Jorn Peters</dc:creator>
              <dc:date>2018-12-05T14:36:31</dc:date>
            </office:change-info>
            <text:p text:style-name="P1"><text:span text:style-name="T1">Bovendien kunt </text:span></text:p>
          </text:deletion>
        </text:changed-region>
        <text:changed-region xml:id="ct764673104" text:id="ct764673104">
          <text:insertion>
            <office:change-info>
              <dc:creator>Gjalt-Jorn Peters</dc:creator>
              <dc:date>2018-12-05T14:36:33</dc:date>
            </office:change-info>
          </text:insertion>
        </text:changed-region>
        <text:changed-region xml:id="ct715503632" text:id="ct715503632">
          <text:deletion>
            <office:change-info>
              <dc:creator>Gjalt-Jorn Peters</dc:creator>
              <dc:date>2018-12-05T14:36:55</dc:date>
            </office:change-info>
            <text:p text:style-name="P1">nog</text:p>
          </text:deletion>
        </text:changed-region>
        <text:changed-region xml:id="ct715503248" text:id="ct715503248">
          <text:insertion>
            <office:change-info>
              <dc:creator>Gjalt-Jorn Peters</dc:creator>
              <dc:date>2018-12-05T14:36:55</dc:date>
            </office:change-info>
          </text:insertion>
        </text:changed-region>
        <text:changed-region xml:id="ct766910248" text:id="ct766910248">
          <text:insertion>
            <office:change-info>
              <dc:creator>Gjalt-Jorn Peters</dc:creator>
              <dc:date>2018-12-05T14:38:01</dc:date>
            </office:change-info>
          </text:insertion>
        </text:changed-region>
        <text:changed-region xml:id="ct774405120" text:id="ct774405120">
          <text:format-change>
            <office:change-info>
              <dc:creator>Gjalt-Jorn Peters</dc:creator>
              <dc:date>2018-12-05T14:33:46</dc:date>
            </office:change-info>
          </text:format-change>
        </text:changed-region>
        <text:changed-region xml:id="ct774405504" text:id="ct774405504">
          <text:insertion>
            <office:change-info>
              <dc:creator>Gjalt-Jorn Peters</dc:creator>
              <dc:date>2018-12-05T14:33:46</dc:date>
            </office:change-info>
          </text:insertion>
        </text:changed-region>
        <text:changed-region xml:id="ct774405248" text:id="ct774405248">
          <text:insertion>
            <office:change-info>
              <dc:creator>Gjalt-Jorn Peters</dc:creator>
              <dc:date>2018-12-05T14:34:25</dc:date>
            </office:change-info>
          </text:insertion>
        </text:changed-region>
        <text:changed-region xml:id="ct715501328" text:id="ct715501328">
          <text:insertion>
            <office:change-info>
              <dc:creator>Gjalt-Jorn Peters</dc:creator>
              <dc:date>2018-12-05T14:36:06</dc:date>
            </office:change-info>
          </text:insertion>
        </text:changed-region>
        <text:changed-region xml:id="ct715504912" text:id="ct715504912">
          <text:deletion>
            <office:change-info>
              <dc:creator>Gjalt-Jorn Peters</dc:creator>
              <dc:date>2018-12-05T14:36:06</dc:date>
            </office:change-info>
            <text:p text:style-name="P2">You can cease participation at any time.You can cease participation at any time.</text:p>
          </text:deletion>
        </text:changed-region>
        <text:changed-region xml:id="ct766706944" text:id="ct766706944">
          <text:insertion>
            <office:change-info>
              <dc:creator>Gjalt-Jorn Peters</dc:creator>
              <dc:date>2018-12-05T14:36:12</dc:date>
            </office:change-info>
          </text:insertion>
        </text:changed-region>
        <text:changed-region xml:id="ct762239728" text:id="ct762239728">
          <text:deletion>
            <office:change-info>
              <dc:creator>Gjalt-Jorn Peters</dc:creator>
              <dc:date>2018-12-05T14:36:48</dc:date>
            </office:change-info>
            <text:p text:style-name="P2">still</text:p>
          </text:deletion>
        </text:changed-region>
        <text:changed-region xml:id="ct762239856" text:id="ct762239856">
          <text:insertion>
            <office:change-info>
              <dc:creator>Gjalt-Jorn Peters</dc:creator>
              <dc:date>2018-12-05T14:36:48</dc:date>
            </office:change-info>
          </text:insertion>
        </text:changed-region>
        <text:changed-region xml:id="ct766907560" text:id="ct766907560">
          <text:insertion>
            <office:change-info>
              <dc:creator>Gjalt-Jorn Peters</dc:creator>
              <dc:date>2018-12-05T14:38:08</dc:date>
            </office:change-info>
          </text:insertion>
        </text:changed-region>
        <text:changed-region xml:id="ct774241016" text:id="ct774241016">
          <text:format-change>
            <office:change-info>
              <dc:creator>Gjalt-Jorn Peters</dc:creator>
              <dc:date>2018-12-05T14:35:14</dc:date>
            </office:change-info>
          </text:format-change>
        </text:changed-region>
        <text:changed-region xml:id="ct774239992" text:id="ct774239992">
          <text:insertion>
            <office:change-info>
              <dc:creator>Gjalt-Jorn Peters</dc:creator>
              <dc:date>2018-12-05T14:35:14</dc:date>
            </office:change-info>
          </text:insertion>
        </text:changed-region>
        <text:changed-region xml:id="ct717641144" text:id="ct717641144">
          <text:deletion>
            <office:change-info>
              <dc:creator>Gjalt-Jorn Peters</dc:creator>
              <dc:date>2018-12-05T14:34:59</dc:date>
            </office:change-info>
            <text:p text:style-name="P3"><text:span text:style-name="Default_20_Paragraph_20_Font"><text:span text:style-name="T2"><text:s/></text:span></text:span></text:p>
          </text:deletion>
        </text:changed-region>
        <text:changed-region xml:id="ct717642552" text:id="ct717642552">
          <text:deletion>
            <office:change-info>
              <dc:creator>Gjalt-Jorn Peters</dc:creator>
              <dc:date>2018-12-05T14:35:22</dc:date>
            </office:change-info>
            <text:p text:style-name="P3"><text:span text:style-name="Default_20_Paragraph_20_Font"><text:span text:style-name="T2"/></text:span></text:p>
            <text:p text:style-name="P3"><text:span text:style-name="Default_20_Paragraph_20_Font"><text:span text:style-name="T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ROP: Determinant Calibration 1 – Netherlands</text:p>
      <text:p text:style-name="P4">Gjalt-Jorn Peters &amp; Rik Crutzen</text:p>
      <text:p text:style-name="P5">NOTE: this study is an online study that employs an observational design utilizing a questionnaire to collect data about psychological determinants of relatively mundane behaviors. This text processor file, therefore, contains the relevant text to enable submission in the online cETO form.</text:p>
      <text:p text:style-name="P5">Because the information provided to prospective participants is partly integrated in the informed consent, the advertisement and informed consent are both included in this file (which will therefore be uploaded twice in the online cETO form).</text:p>
      <text:p text:style-name="P5">An English translation of these texts is included after the Dutch version.</text:p>
      <text:p text:style-name="P6"/>
      <text:p text:style-name="P6">Advertisement to participants and informed consent</text:p>
      <text:p text:style-name="Normal"><text:span text:style-name="Default_20_Paragraph_20_Font"><text:span text:style-name="T8">Study title in the Virtual Laboratory of PB0202 (Onderzoekspracticum inleiding data-analyse):</text:span></text:span></text:p>
      <text:p text:style-name="P2">Internationaal gedrag in kaart</text:p>
      <text:p text:style-name="Normal"><text:span text:style-name="Default_20_Paragraph_20_Font"><text:span text:style-name="T8">Study description in the Virtual Laboratory of PB0202 (Onderzoekspracticum inleiding data-analyse):</text:span></text:span></text:p>
      <text:p text:style-name="P1">In deze studie word<text:change-start text:change-id="ct773024944"/><text:span text:style-name="T16">t</text:span><text:change-end text:change-id="ct773024944"/> gemeten hoe u staat tegenover twee gedragingen om de zogenaamde determinanten van dat gedrag te meten. Naast wat algemene vragen worden er 16 vragen gesteld over sporten en 16 vragen over stoppen met roken. Dit onderzoek maakt deel uit van een internationale studie waarbij het doel is om deze determinanten van gedrag te vergelijken over landen en te werken aan kalibratie van de determinantenscores.</text:p>
      <text:p text:style-name="Normal"><text:span text:style-name="Default_20_Paragraph_20_Font"><text:span text:style-name="T8">Explanation on first page of the online study (above the informed consent):</text:span></text:span></text:p>
      <text:p text:style-name="P1">Dit is een onderzoek naar twee gedragingen: sporten en stoppen met roken. Over elk gedrag worden zestien vragen gesteld om in kaart te brengen hoe u over het gedrag denkt. Dit onderzoek maakt deel uit van een internationaal project, waarbij het doel is om te kijken of de redenen die mensen voor de gedragingen geven ongeveer hetzelfde zijn in verschillende landen. Is het bijvoorbeeld voor elk gedrag even belangrijk hoe prettig mensen het vinden, of wat andere mensen doen? En is dat hetzelfde in Nederland als in Finland of <text:span text:style-name="T10">Kroati</text:span><text:span text:style-name="T11">ë</text:span>?</text:p>
      <text:p text:style-name="P1">Deze studie is zo opgezet dat alle data anoniem worden verzameld. Deze zijn dus nooit naar u te herleiden. <text:change-start text:change-id="ct764671568"/><text:span text:style-name="T1">Deelname is vrijwilling, en </text:span><text:change-end text:change-id="ct764671568"/><text:change text:change-id="ct764672848"/>u <text:change-start text:change-id="ct764673104"/><text:span text:style-name="T1">kunt </text:span><text:change-end text:change-id="ct764673104"/>op elk moment stoppen. Als u <text:change text:change-id="ct715503632"/><text:change-start text:change-id="ct715503248"/><text:soft-page-break/><text:span text:style-name="T15">ooit</text:span><text:change-end text:change-id="ct715503248"/> vragen heeft kunt u die altijd stellen via ciberlite@a-bc.eu. Alleen personen van 18 jaar en ouder mogen meedoen aan deze studie. Door akkoord te gaan met deelname geeft u aan bovenstaande tekst te hebben gelezen en begrepen, geeft u aan dat u 18 jaar of ouder bent<text:change-start text:change-id="ct766910248"/> <text:span text:style-name="T16">en vrijwillig meedoet</text:span><text:change-end text:change-id="ct766910248"/>, en geeft u toestemming om uw data, die anoniem zullen worden verzameld, te gebruiken voor wetenschappelijk onderzoek.</text:p>
      <text:list xml:id="list2630584291" text:style-name="L1">
        <text:list-item>
          <text:p text:style-name="P10">Ja, ik ga akkoord met deelname.</text:p>
        </text:list-item>
        <text:list-item>
          <text:p text:style-name="P10">Nee, ik ga niet akkoord met deelname.</text:p>
        </text:list-item>
      </text:list>
      <text:p text:style-name="Normal"><text:span text:style-name="Default_20_Paragraph_20_Font"><text:span text:style-name="T9"></text:span></text:span><text:span text:style-name="Default_20_Paragraph_20_Font"><text:span text:style-name="T3"> Dit is een wetenschappelijke studie die wordt gedaan door de Open Universiteit en de Universiteit Maastricht. De studie is goedgekeurd door de commissie Ethische Toetsing Onderzoek (cETO) van de Open Universiteit op XX YYYY 2018 met code U2018/XXXXXX/ACR. Het repository dat bij dit project hoort is </text:span></text:span><text:a xlink:type="simple" xlink:href="https://osf.io/mh9fs/" office:target-frame-name="_top" xlink:show="replace" text:style-name="Internet_20_link" text:visited-style-name="Visited_20_Internet_20_Link"><text:span text:style-name="Hyperlink"><text:span text:style-name="T3">https://osf.io/mh9fs/</text:span></text:span></text:a><text:span text:style-name="Default_20_Paragraph_20_Font"><text:span text:style-name="T3"> - het repository voor het overkoepelende internationale project is </text:span></text:span><text:change-start text:change-id="ct774405120"/><text:a xlink:type="simple" xlink:href="https://osf.io/pr9dz/" text:style-name="Internet_20_link" text:visited-style-name="Visited_20_Internet_20_Link"><text:span text:style-name="Hyperlink"><text:span text:style-name="T3">https://osf.io/pr9dz/</text:span></text:span></text:a><text:change-end text:change-id="ct774405120"/><text:span text:style-name="Default_20_Paragraph_20_Font"><text:span text:style-name="T3">.</text:span></text:span><text:change-start text:change-id="ct774405504"/><text:span text:style-name="Default_20_Paragraph_20_Font"><text:span text:style-name="T3"> </text:span></text:span><text:span text:style-name="Default_20_Paragraph_20_Font"><text:span text:style-name="T4">Conform het Open Science beleid van de Open Universiteit worden de data in deze studie openbaar gemaakt in het repository</text:span></text:span><text:change-end text:change-id="ct774405504"/><text:change-start text:change-id="ct774405248"/><text:span text:style-name="Default_20_Paragraph_20_Font"><text:span text:style-name="T4"> voor dit project.</text:span></text:span><text:change-end text:change-id="ct774405248"/></text:p>
      <text:p text:style-name="P7"/>
      <text:p text:style-name="P6">Advertisement to participants <text:span text:style-name="T7">and informed consent</text:span>: English version</text:p>
      <text:p text:style-name="P5">Note: these are translations to make the Dutch versions accessible to the international community – they have not been optimized for the accuracy of the translation or the prettiness of the language, and are just intended to give an idea of what was presented to participants.</text:p>
      <text:p text:style-name="Normal"><text:span text:style-name="Default_20_Paragraph_20_Font"><text:span text:style-name="T8">Study title in the Virtual Laboratory of PB0202 (Onderzoekspracticum inleiding data-analyse):</text:span></text:span></text:p>
      <text:p text:style-name="P1">International behavior mapped</text:p>
      <text:p text:style-name="Normal"><text:span text:style-name="Default_20_Paragraph_20_Font"><text:span text:style-name="T8">Study description in the Virtual Laboratory of PB0202 (Onderzoekspracticum inleiding data-analyse):</text:span></text:span></text:p>
      <text:p text:style-name="P2">In this study, we measure your ideas about two behaviors to measure the determinants of those behaviors. In addition to some general questions we will ask 16 questions about exercise and 16 questions about quitting smoking. This study is a part of an international study where the goal is to compare the determinants of these behaviors over countries and work on calibration of the determinant scores.</text:p>
      <text:p text:style-name="Normal"><text:span text:style-name="Default_20_Paragraph_20_Font"><text:span text:style-name="T8">Explanation on first page of the online study (above the informed consent):</text:span></text:span></text:p>
      <text:p text:style-name="P2">This is a study into two behaviors: exercise and smoking cessation. About each behavior we will ask sixteen questions to map how you think about the behavior. This study is a part of an international study where the goal is to compare the determinants of these behaviors over countries. For example, is it equally important for both behaviors how <text:soft-page-break/>pleasant people find it, or what other people do? And is that the same in the Netherlands as in Finland or Croatia?</text:p>
      <text:p text:style-name="P2"><text:change-start text:change-id="ct715501328"/>This study has been set up such that all data are collected anonymously. Therefore, these can never be traced back to you. <text:change-end text:change-id="ct715501328"/><text:change text:change-id="ct715504912"/><text:change-start text:change-id="ct766706944"/>Participation is voluntary, and you can cease participation at any time.<text:change-end text:change-id="ct766706944"/> If you <text:change text:change-id="ct762239728"/><text:change-start text:change-id="ct762239856"/><text:span text:style-name="T15">ever</text:span><text:change-end text:change-id="ct762239856"/> have any questions, you can always ask these through ciberlite@a-bc.eu. Only people of 18 years and older are allowed to participate in this study. By agreeing to participate you indicate that you have read and understood this text, that you are 18 years of age or older<text:change-start text:change-id="ct766907560"/> <text:span text:style-name="T16">and participate voluntarily</text:span><text:change-end text:change-id="ct766907560"/>, and do you consent to use your data, which will be collected anonymously, for scientific research.</text:p>
      <text:list xml:id="list144257179376293" text:continue-numbering="true" text:style-name="L1">
        <text:list-item>
          <text:p text:style-name="P11">Yes, I consent to participate.</text:p>
        </text:list-item>
        <text:list-item>
          <text:p text:style-name="P11">No, I do not consent to participate.</text:p>
        </text:list-item>
      </text:list>
      <text:p text:style-name="P3"><text:span text:style-name="Default_20_Paragraph_20_Font"><text:span text:style-name="T9"> </text:span></text:span><text:span text:style-name="Default_20_Paragraph_20_Font"><text:span text:style-name="T5">This is a scientific study that is being conducted by the Dutch Open University and Maastricht University. The study has been approved by the committee Ethical Testing Research (cETO) of the Dutch Open University on XX YYYY 2018 with code U2018/XXXXXX/ACR. The repository for this project is </text:span></text:span><text:a xlink:type="simple" xlink:href="https://osf.io/mh9fs/" office:target-frame-name="_top" xlink:show="replace" text:style-name="Internet_20_link" text:visited-style-name="Visited_20_Internet_20_Link"><text:span text:style-name="Hyperlink"><text:span text:style-name="T5">https://osf.io/mh9fs/</text:span></text:span></text:a><text:span text:style-name="Default_20_Paragraph_20_Font"><text:span text:style-name="T5"> - the repository for the overarching international project is </text:span></text:span><text:change-start text:change-id="ct774241016"/><text:a xlink:type="simple" xlink:href="https://osf.io/pr9dz/" text:style-name="Internet_20_link" text:visited-style-name="Visited_20_Internet_20_Link"><text:span text:style-name="Hyperlink"><text:span text:style-name="T5">https://osf.io/pr9dz/</text:span></text:span></text:a><text:change-end text:change-id="ct774241016"/><text:change-start text:change-id="ct774239992"/><text:span text:style-name="Hyperlink"><text:span text:style-name="T5"> Conform the Open Science policies of the Open University, the data in this study will be made public in the repository for this project</text:span></text:span><text:change-end text:change-id="ct774239992"/><text:span text:style-name="Default_20_Paragraph_20_Font"><text:span text:style-name="T5">.</text:span></text:span><text:change text:change-id="ct717641144"/><text:change text:change-id="ct7176425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ebdings" svg:font-family="Webdings"/>
    <style:font-face style:name="Palatino Linotype1" svg:font-family="'Palatino Linotype'" style:font-family-generic="roman"/>
    <style:font-face style:name="Courier New" svg:font-family="'Courier New'"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office:font-face-decls>
  <office:styles>
    <style:default-style style:family="graphic">
      <style:graphic-properties draw:stroke="solid" svg:stroke-width="0.35mm" svg:stroke-color="#2f528f" draw:stroke-linejoin="miter" svg:stroke-linecap="butt" draw:fill-color="#4472c4" fo:wrap-option="wrap" draw:shadow-offset-x="3mm" draw:shadow-offset-y="3mm" draw:start-line-spacing-horizontal="2.83mm" draw:start-line-spacing-vertical="2.83mm" draw:end-line-spacing-horizontal="2.83mm" draw:end-line-spacing-vertical="2.83m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mm" fo:margin-bottom="2.82mm" loext:contextual-spacing="false" fo:line-height="107%"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12.7m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mm" fo:margin-right="0mm" fo:hyphenation-ladder-count="no-limit" fo:text-indent="0mm" style:auto-text-indent="false">
        <style:tab-stops/>
      </style:paragraph-properties>
      <style:text-properties fo:hyphenate="false"/>
    </style:style>
    <style:style style:name="DocumentMap" style:family="paragraph" style:default-outline-level="">
      <style:paragraph-properties fo:margin-top="0mm" fo:margin-bottom="2.82mm" loext:contextual-spacing="false" fo:line-height="107%" fo:text-align="start" style:justify-single-word="false" fo:orphans="2" fo:widows="2" style:vertical-align="auto" style:writing-mode="lr-tb"/>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25.4mm" fo:margin-right="25.4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 LibreOffice_project/65905a128db06ba48db947242809d14d3f9a93fe</meta:generator>
    <dc:title/>
    <dc:description/>
    <dc:subject/>
    <meta:initial-creator>Gjalt-Jorn Peters</meta:initial-creator>
    <dc:creator>Gjalt-Jorn Peters</dc:creator>
    <meta:creation-date>2018-10-16T10:54:00Z</meta:creation-date>
    <dc:date>2018-12-05T14:42:55.830000000</dc:date>
    <meta:editing-cycles>15</meta:editing-cycles>
    <meta:editing-duration>PT47M27S</meta:editing-duration>
    <meta:document-statistic meta:table-count="0" meta:image-count="0" meta:object-count="0" meta:page-count="3" meta:paragraph-count="28" meta:word-count="933" meta:character-count="5903" meta:non-whitespace-character-count="5000"/>
    <meta:template xlink:type="simple" xlink:actuate="onRequest" xlink:title="" xlink:href="../CROP-determinant-calibration-1-netherlands---advert-and-consent.odt/Normal.dotm"/>
  </office:meta>
</office:document-meta>
</file>